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74660a1"/>
    </style:style>
    <style:style style:name="P2" style:family="paragraph" style:parent-style-name="Standard">
      <style:paragraph-properties fo:text-align="start" style:justify-single-word="false"/>
      <style:text-properties officeooo:paragraph-rsid="07483a9d"/>
    </style:style>
    <style:style style:name="P3" style:family="paragraph" style:parent-style-name="Standard">
      <style:paragraph-properties fo:text-align="start" style:justify-single-word="false"/>
      <style:text-properties officeooo:paragraph-rsid="074bef53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755488b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755488b"/>
    </style:style>
    <style:style style:name="T1" style:family="text">
      <style:text-properties fo:color="#000000" style:text-line-through-style="none" style:text-line-through-type="none" style:font-name="DejaVu Sans" fo:font-size="9pt" style:text-underline-style="none" fo:font-weight="normal" officeooo:rsid="07483a9d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DejaVu Sans" fo:font-size="9pt" style:text-underline-style="none" fo:font-weight="normal" officeooo:rsid="074bef5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DejaVu Sans" fo:font-size="9pt" style:text-underline-style="none" fo:font-weight="normal" officeooo:rsid="0755488b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DejaVu Sans" fo:font-size="9pt" style:text-underline-style="none" fo:font-weight="bold" officeooo:rsid="074660a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" style:family="text">
      <style:text-properties fo:color="#000000" style:text-line-through-style="none" style:text-line-through-type="none" style:font-name="DejaVu Sans" fo:font-size="9pt" style:text-underline-style="none" fo:font-weight="bold" officeooo:rsid="07483a9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" style:family="text">
      <style:text-properties fo:color="#000000" style:text-line-through-style="none" style:text-line-through-type="none" style:font-name="DejaVu Sans" fo:font-size="9pt" style:text-underline-style="none" fo:font-weight="bold" officeooo:rsid="074d725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" style:family="text">
      <style:text-properties fo:color="#000000" style:text-line-through-style="none" style:text-line-through-type="none" style:font-name="DejaVu Sans" fo:font-size="9pt" style:text-underline-style="none" fo:font-weight="bold" officeooo:rsid="0755488b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4">System </text:span></text:span><text:span text:style-name="Source_20_Text"><text:span text:style-name="T6">and its uses</text:span></text:span><text:span text:style-name="Source_20_Text"><text:span text:style-name="T4">:</text:span></text:span></text:p>
      <text:list xml:id="list432104609431554429" text:style-name="L1">
        <text:list-item>
          <text:p text:style-name="P4"><text:span text:style-name="Source_20_Text"><text:span text:style-name="T3">An Airline Management System is a </text:span></text:span><text:span text:style-name="Source_20_Text"><text:span text:style-name="T7">managerial software</text:span></text:span><text:span text:style-name="Source_20_Text"><text:span text:style-name="T3"> which targets to control </text:span></text:span><text:span text:style-name="Source_20_Text"><text:span text:style-name="T7">all operations of an airline.</text:span></text:span><text:span text:style-name="Source_20_Text"><text:span text:style-name="T3"> Airlines provide </text:span></text:span><text:span text:style-name="Source_20_Text"><text:span text:style-name="T7">transport services</text:span></text:span><text:span text:style-name="Source_20_Text"><text:span text:style-name="T3"> for their passengers. They </text:span></text:span><text:span text:style-name="Source_20_Text"><text:span text:style-name="T7">carry or hire aircraft</text:span></text:span><text:span text:style-name="Source_20_Text"><text:span text:style-name="T3"> for this purpose. </text:span></text:span><text:span text:style-name="Source_20_Text"><text:span text:style-name="T7">All operations</text:span></text:span><text:span text:style-name="Source_20_Text"><text:span text:style-name="T3"> of an airline company are controlled by their airline management system.</text:span></text:span></text:p>
        </text:list-item>
        <text:list-item>
          <text:p text:style-name="P4"><text:span text:style-name="Source_20_Text"><text:span text:style-name="T3">This system involves the </text:span></text:span><text:span text:style-name="Source_20_Text"><text:span text:style-name="T7">scheduling of flights, air ticket reservations, flight cancellations, customer support, and staff management. Daily flights updates</text:span></text:span><text:span text:style-name="Source_20_Text"><text:span text:style-name="T3"> can also be retrieved by using the system.</text:span></text:span></text:p>
        </text:list-item>
      </text:list>
      <text:p text:style-name="P2"><text:span text:style-name="Source_20_Text"><text:span text:style-name="T1"/></text:span></text:p>
      <text:p text:style-name="P2"><text:span text:style-name="Source_20_Text"><text:span text:style-name="T5">Requirements:</text:span></text:span></text:p>
      <text:list xml:id="list6857940316356625558" text:style-name="L2">
        <text:list-item>
          <text:p text:style-name="P5"><text:span text:style-name="Source_20_Text"><text:span text:style-name="T3">Customers should be able to </text:span></text:span><text:span text:style-name="Source_20_Text"><text:span text:style-name="T7">search for flights</text:span></text:span><text:span text:style-name="Source_20_Text"><text:span text:style-name="T3"> for a given date and source/destination airport.</text:span></text:span></text:p>
        </text:list-item>
        <text:list-item>
          <text:p text:style-name="P5"><text:span text:style-name="Source_20_Text"><text:span text:style-name="T3">Customers should be able to </text:span></text:span><text:span text:style-name="Source_20_Text"><text:span text:style-name="T7">reserve a ticket</text:span></text:span><text:span text:style-name="Source_20_Text"><text:span text:style-name="T3"> for any scheduled flight. Customers can also build a </text:span></text:span><text:span text:style-name="Source_20_Text"><text:span text:style-name="T7">multi-flight itinerary.</text:span></text:span></text:p>
        </text:list-item>
        <text:list-item>
          <text:p text:style-name="P5"><text:span text:style-name="Source_20_Text"><text:span text:style-name="T7">Users of the system can check</text:span></text:span><text:span text:style-name="Source_20_Text"><text:span text:style-name="T3"> flight schedules, their departure time, available seats, arrival time, and other flight details.</text:span></text:span></text:p>
        </text:list-item>
        <text:list-item>
          <text:p text:style-name="P5"><text:span text:style-name="Source_20_Text"><text:span text:style-name="T3">Customers can make </text:span></text:span><text:span text:style-name="Source_20_Text"><text:span text:style-name="T7">reservations for multiple passengers</text:span></text:span><text:span text:style-name="Source_20_Text"><text:span text:style-name="T3"> under one itinerary.</text:span></text:span></text:p>
        </text:list-item>
        <text:list-item>
          <text:p text:style-name="P5"><text:span text:style-name="Source_20_Text"><text:span text:style-name="T7">Only</text:span></text:span><text:span text:style-name="Source_20_Text"><text:span text:style-name="T3"> the </text:span></text:span><text:span text:style-name="Source_20_Text"><text:span text:style-name="T7">admin</text:span></text:span><text:span text:style-name="Source_20_Text"><text:span text:style-name="T3"> of the system </text:span></text:span><text:span text:style-name="Source_20_Text"><text:span text:style-name="T7">can</text:span></text:span><text:span text:style-name="Source_20_Text"><text:span text:style-name="T3"> add new aircrafts, flights, and flight schedules. Admin can cancel any pre-scheduled flight (all stakeholders will be </text:span></text:span><text:span text:style-name="Source_20_Text"><text:span text:style-name="T7">notified</text:span></text:span><text:span text:style-name="Source_20_Text"><text:span text:style-name="T3">).</text:span></text:span></text:p>
        </text:list-item>
        <text:list-item>
          <text:p text:style-name="P5"><text:span text:style-name="Source_20_Text"><text:span text:style-name="T7">Customers can cancel</text:span></text:span><text:span text:style-name="Source_20_Text"><text:span text:style-name="T3"> their reservation and itinerary.</text:span></text:span></text:p>
        </text:list-item>
        <text:list-item>
          <text:p text:style-name="P5"><text:span text:style-name="Source_20_Text"><text:span text:style-name="T3">The system should be able to handle the </text:span></text:span><text:span text:style-name="Source_20_Text"><text:span text:style-name="T7">assignment</text:span></text:span><text:span text:style-name="Source_20_Text"><text:span text:style-name="T3"> of pilots and crew members to flights.</text:span></text:span></text:p>
        </text:list-item>
        <text:list-item>
          <text:p text:style-name="P5"><text:span text:style-name="Source_20_Text"><text:span text:style-name="T3">The system should be able to handle </text:span></text:span><text:span text:style-name="Source_20_Text"><text:span text:style-name="T7">payments</text:span></text:span><text:span text:style-name="Source_20_Text"><text:span text:style-name="T3"> for reservations.</text:span></text:span></text:p>
        </text:list-item>
        <text:list-item>
          <text:p text:style-name="P5"><text:span text:style-name="Source_20_Text"><text:span text:style-name="T3">The system should be able to </text:span></text:span><text:span text:style-name="Source_20_Text"><text:span text:style-name="T7">send notifications</text:span></text:span><text:span text:style-name="Source_20_Text"><text:span text:style-name="T3"> to customers whenever a reservation is made/modified or there is an update for their flights.</text:span></text:span></text:p>
        </text:list-item>
      </text:list>
      <text:p text:style-name="P3"><text:span text:style-name="Source_20_Text"><text:span text:style-name="T2"/></text:span></text:p>
      <text:p text:style-name="P3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Heading_20_2" style:display-name="Heading 2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20-09-14T13:18:36.531832963</dc:date>
    <meta:editing-duration>P25DT1H15M38S</meta:editing-duration>
    <meta:editing-cycles>1744</meta:editing-cycles>
    <meta:document-statistic meta:table-count="0" meta:image-count="0" meta:object-count="0" meta:page-count="1" meta:paragraph-count="13" meta:word-count="233" meta:character-count="1478" meta:non-whitespace-character-count="1269"/>
  </office:meta>
</office:document-meta>
</file>